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0.609cm"/>
    </style:style>
    <style:style style:name="Tabla1.A1" style:family="table-cell">
      <style:table-cell-properties fo:padding="0.049cm" fo:border-left="none" fo:border-right="none" fo:border-top="0.05pt solid #000000" fo:border-bottom="0.05pt solid #000000"/>
    </style:style>
    <style:style style:name="Tabla1.A2" style:family="table-cell">
      <style:table-cell-properties fo:padding="0.049cm" fo:border-left="none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6pt" fo:background-color="transparent"/>
    </style:style>
    <style:style style:name="P2" style:family="paragraph" style:parent-style-name="Text_20_body">
      <style:text-properties officeooo:rsid="0007021c" officeooo:paragraph-rsid="0007021c"/>
    </style:style>
    <style:style style:name="P3" style:family="paragraph" style:parent-style-name="Text_20_body">
      <style:text-properties officeooo:rsid="0007021c" officeooo:paragraph-rsid="00084432"/>
    </style:style>
    <style:style style:name="P4" style:family="paragraph" style:parent-style-name="Text_20_body">
      <style:text-properties officeooo:rsid="00084432" officeooo:paragraph-rsid="00084432"/>
    </style:style>
    <style:style style:name="P5" style:family="paragraph" style:parent-style-name="Text_20_body">
      <style:text-properties officeooo:rsid="00084432" officeooo:paragraph-rsid="0008796b"/>
    </style:style>
    <style:style style:name="P6" style:family="paragraph" style:parent-style-name="Text_20_body">
      <style:text-properties officeooo:rsid="000abc54" officeooo:paragraph-rsid="000abc54"/>
    </style:style>
    <style:style style:name="P7" style:family="paragraph" style:parent-style-name="Text_20_body">
      <style:text-properties officeooo:rsid="000ad07d" officeooo:paragraph-rsid="000ad07d"/>
    </style:style>
    <style:style style:name="P8" style:family="paragraph" style:parent-style-name="Text_20_body">
      <style:text-properties officeooo:rsid="000b634b" officeooo:paragraph-rsid="000b634b"/>
    </style:style>
    <style:style style:name="P9" style:family="paragraph" style:parent-style-name="Text_20_body">
      <style:text-properties officeooo:rsid="0023be2d" officeooo:paragraph-rsid="00258a51"/>
    </style:style>
    <style:style style:name="P10" style:family="paragraph" style:parent-style-name="Text_20_body">
      <style:text-properties officeooo:rsid="00215002" officeooo:paragraph-rsid="0029355c"/>
    </style:style>
    <style:style style:name="P11" style:family="paragraph" style:parent-style-name="Text_20_body">
      <style:text-properties officeooo:rsid="002263b3" officeooo:paragraph-rsid="002bb011"/>
    </style:style>
    <style:style style:name="P12" style:family="paragraph" style:parent-style-name="Text_20_body">
      <style:text-properties officeooo:rsid="0029355c" officeooo:paragraph-rsid="002bb011"/>
    </style:style>
    <style:style style:name="P13" style:family="paragraph" style:parent-style-name="Text_20_body">
      <style:text-properties officeooo:rsid="0022a5a1" officeooo:paragraph-rsid="002bb011"/>
    </style:style>
    <style:style style:name="P14" style:family="paragraph" style:parent-style-name="Text_20_body">
      <style:text-properties officeooo:paragraph-rsid="00114e5d"/>
    </style:style>
    <style:style style:name="P15" style:family="paragraph" style:parent-style-name="Text_20_body">
      <style:text-properties officeooo:rsid="00285ca8" officeooo:paragraph-rsid="002bb011"/>
    </style:style>
    <style:style style:name="P16" style:family="paragraph" style:parent-style-name="Text_20_body">
      <style:text-properties officeooo:paragraph-rsid="002bb011"/>
    </style:style>
    <style:style style:name="P17" style:family="paragraph" style:parent-style-name="Text_20_body">
      <style:text-properties officeooo:rsid="002bb011" officeooo:paragraph-rsid="002bb011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text-underline-style="solid" style:text-underline-width="auto" style:text-underline-color="font-color" officeooo:rsid="002bb011"/>
    </style:style>
    <style:style style:name="P20" style:family="paragraph" style:parent-style-name="Text_20_body">
      <style:text-properties style:text-underline-style="solid" style:text-underline-width="auto" style:text-underline-color="font-color" fo:font-weight="normal" officeooo:paragraph-rsid="002bb011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fo:font-weight="normal" officeooo:rsid="002bb011" officeooo:paragraph-rsid="002bb011" style:font-weight-asian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officeooo:rsid="002bb011" officeooo:paragraph-rsid="002bb011"/>
    </style:style>
    <style:style style:name="P23" style:family="paragraph" style:parent-style-name="Heading_20_1">
      <style:text-properties officeooo:rsid="00215002" officeooo:paragraph-rsid="00215002"/>
    </style:style>
    <style:style style:name="P24" style:family="paragraph" style:parent-style-name="Heading_20_1">
      <style:text-properties officeooo:rsid="002bb011" officeooo:paragraph-rsid="002bb011"/>
    </style:style>
    <style:style style:name="P25" style:family="paragraph" style:parent-style-name="Heading_20_1">
      <style:text-properties officeooo:paragraph-rsid="002d86eb"/>
    </style:style>
    <style:style style:name="P26" style:family="paragraph" style:parent-style-name="Heading_20_1">
      <style:text-properties officeooo:rsid="002f8cac" officeooo:paragraph-rsid="002f8cac"/>
    </style:style>
    <style:style style:name="P27" style:family="paragraph" style:parent-style-name="Heading_20_1">
      <style:paragraph-properties fo:break-before="page"/>
      <style:text-properties fo:font-size="30.2000007629395pt" officeooo:rsid="000cf4da" officeooo:paragraph-rsid="000cf4da" style:font-size-asian="18.2000007629395pt" style:font-size-complex="18.2000007629395pt"/>
    </style:style>
    <style:style style:name="P28" style:family="paragraph" style:parent-style-name="Text_20_body" style:list-style-name="L1">
      <style:text-properties officeooo:rsid="0007021c" officeooo:paragraph-rsid="0007021c"/>
    </style:style>
    <style:style style:name="P29" style:family="paragraph" style:parent-style-name="Text_20_body" style:list-style-name="L2">
      <style:text-properties officeooo:rsid="00084432" officeooo:paragraph-rsid="00084432"/>
    </style:style>
    <style:style style:name="P30" style:family="paragraph" style:parent-style-name="Text_20_body" style:list-style-name="L3">
      <style:text-properties officeooo:rsid="00084432" officeooo:paragraph-rsid="002e32d2"/>
    </style:style>
    <style:style style:name="P31" style:family="paragraph" style:parent-style-name="Text_20_body">
      <style:text-properties style:font-name="Liberation Serif" fo:font-size="12pt" fo:language="es" fo:country="MX" fo:font-style="normal" officeooo:rsid="002bb011" officeooo:paragraph-rsid="002bb011" style:font-size-asian="12pt" style:font-style-asian="normal" style:font-name-complex="Arial1" style:font-size-complex="12pt" style:font-style-complex="normal"/>
    </style:style>
    <style:style style:name="P32" style:family="paragraph" style:parent-style-name="Text_20_body">
      <style:text-properties officeooo:rsid="002d86eb" officeooo:paragraph-rsid="002d86eb"/>
    </style:style>
    <style:style style:name="P33" style:family="paragraph" style:parent-style-name="Text_20_body">
      <style:text-properties officeooo:rsid="002e32d2" officeooo:paragraph-rsid="002e32d2"/>
    </style:style>
    <style:style style:name="P34" style:family="paragraph" style:parent-style-name="Text_20_body">
      <style:text-properties officeooo:rsid="00285ca8" officeooo:paragraph-rsid="002bb011"/>
    </style:style>
    <style:style style:name="P35" style:family="paragraph" style:parent-style-name="Text_20_body" style:list-style-name="L3">
      <style:text-properties officeooo:rsid="00285ca8" officeooo:paragraph-rsid="002e32d2"/>
    </style:style>
    <style:style style:name="P36" style:family="paragraph" style:parent-style-name="Text_20_body" style:list-style-name="L3">
      <style:text-properties officeooo:rsid="000abc54" officeooo:paragraph-rsid="002e32d2"/>
    </style:style>
    <style:style style:name="P37" style:family="paragraph" style:parent-style-name="Text_20_body" style:list-style-name="L3">
      <style:text-properties officeooo:rsid="000b634b" officeooo:paragraph-rsid="002e32d2"/>
    </style:style>
    <style:style style:name="P38" style:family="paragraph" style:parent-style-name="Text_20_body">
      <style:text-properties officeooo:rsid="002bb011" officeooo:paragraph-rsid="002bb011"/>
    </style:style>
    <style:style style:name="P39" style:family="paragraph" style:parent-style-name="Text_20_body">
      <style:text-properties officeooo:paragraph-rsid="002f8cac"/>
    </style:style>
    <style:style style:name="P40" style:family="paragraph" style:parent-style-name="Heading_20_2">
      <style:text-properties fo:font-size="20.1000003814697pt" style:text-underline-style="solid" style:text-underline-width="auto" style:text-underline-color="font-color" style:font-size-asian="16.1000003814697pt" style:font-size-complex="16.1000003814697pt"/>
    </style:style>
    <style:style style:name="P41" style:family="paragraph" style:parent-style-name="Heading_20_2">
      <style:text-properties style:text-underline-style="solid" style:text-underline-width="auto" style:text-underline-color="font-color" fo:font-weight="normal" officeooo:rsid="002bb011" officeooo:paragraph-rsid="002bb011" style:font-weight-asian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officeooo:rsid="002e32d2" officeooo:paragraph-rsid="002e32d2"/>
    </style:style>
    <style:style style:name="T1" style:family="text">
      <style:text-properties officeooo:rsid="00084432"/>
    </style:style>
    <style:style style:name="T2" style:family="text">
      <style:text-properties officeooo:rsid="0008796b"/>
    </style:style>
    <style:style style:name="T3" style:family="text">
      <style:text-properties officeooo:rsid="002263b3"/>
    </style:style>
    <style:style style:name="T4" style:family="text">
      <style:text-properties officeooo:rsid="00258a51"/>
    </style:style>
    <style:style style:name="T5" style:family="text">
      <style:text-properties officeooo:rsid="00271aed"/>
    </style:style>
    <style:style style:name="T6" style:family="text">
      <style:text-properties officeooo:rsid="0029355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a27b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8443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8796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abc5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b634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4e5d" style:font-style-asian="normal" style:font-weight-asian="normal" style:font-style-complex="normal" style:font-weight-complex="normal"/>
    </style:style>
    <style:style style:name="T14" style:family="text">
      <style:text-properties officeooo:rsid="002a27bf"/>
    </style:style>
    <style:style style:name="T15" style:family="text">
      <style:text-properties style:font-name="Liberation Serif" fo:font-size="12pt" fo:language="es" fo:country="MX" fo:font-style="normal" style:font-size-asian="12pt" style:font-style-asian="normal" style:font-name-complex="Arial1" style:font-size-complex="12pt" style:font-style-complex="normal"/>
    </style:style>
    <style:style style:name="T16" style:family="text">
      <style:text-properties style:font-name="Liberation Serif" fo:font-size="12pt" fo:language="es" fo:country="MX" fo:font-style="normal" officeooo:rsid="00285ca8" style:font-size-asian="12pt" style:font-style-asian="normal" style:font-name-complex="Arial1" style:font-size-complex="12pt" style:font-style-complex="normal"/>
    </style:style>
    <style:style style:name="T17" style:family="text">
      <style:text-properties style:font-name="Liberation Serif" fo:font-size="12pt" fo:language="es" fo:country="MX" fo:font-style="normal" officeooo:rsid="002a27bf" style:font-size-asian="12pt" style:font-style-asian="normal" style:font-name-complex="Arial1" style:font-size-complex="12pt" style:font-style-complex="normal"/>
    </style:style>
    <style:style style:name="T18" style:family="text">
      <style:text-properties style:font-name="Liberation Serif" fo:font-style="normal" style:font-style-asian="normal" style:font-style-complex="normal"/>
    </style:style>
    <style:style style:name="T19" style:family="text">
      <style:text-properties style:font-name="Liberation Serif" fo:font-style="normal" fo:font-weight="normal" officeooo:rsid="00114e5d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2e32d2" style:font-style-asian="normal" style:font-weight-asian="normal" style:font-style-complex="normal" style:font-weight-complex="normal"/>
    </style:style>
    <style:style style:name="T21" style:family="text">
      <style:text-properties officeooo:rsid="00114e5d"/>
    </style:style>
    <style:style style:name="T22" style:family="text">
      <style:text-properties officeooo:rsid="002bb011"/>
    </style:style>
    <style:style style:name="T23" style:family="text">
      <style:text-properties officeooo:rsid="002d86eb"/>
    </style:style>
    <style:style style:name="T24" style:family="text">
      <style:text-properties officeooo:rsid="002e32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Título: <text:span text:style-name="T22">El Dilema de un Origen</text:span></text:h>
      <text:p text:style-name="P18"/>
      <text:p text:style-name="P19"/>
      <text:p text:style-name="P19"/>
      <text:h text:style-name="P41" text:outline-level="2">Categoría: C</text:h>
      <text:p text:style-name="P20"/>
      <text:p text:style-name="P20"/>
      <text:p text:style-name="P21"/>
      <text:h text:style-name="P41" text:outline-level="2">Expresión: Digital</text:h>
      <text:h text:style-name="P27" text:outline-level="1">El dilema de un origen</text:h>
      <text:h text:style-name="P23" text:outline-level="1">Introducción:</text:h>
      <text:p text:style-name="P10">La palabra "herencia" <text:span text:style-name="T3">hace referencia a características físicas, objetos y demás cosas que son recibidas por alguna otra persona</text:span></text:p>
      <text:p text:style-name="P9">Herencias, legados y ra<text:span text:style-name="T4">í</text:span>ces fue el tema que nos asignaron para realizar en las Olimpiadas Comunicacionales, nosotros nos <text:span text:style-name="T6">enfocamos</text:span> m<text:span text:style-name="T4">á</text:span>s <text:span text:style-name="T6">en la herencia de nuestros padres,</text:span> que no solo abarca las caracter<text:span text:style-name="T4">í</text:span>sticas f<text:span text:style-name="T4">í</text:span>sicas de una persona sino tambi<text:span text:style-name="T4">é</text:span>n <text:span text:style-name="T6">el afecto, el cariño, </text:span>las formas de reaccionar frente a ciertas situaciones, <text:span text:style-name="T6">etc.</text:span></text:p>
      <text:h text:style-name="P24" text:outline-level="1">Desarrollo:</text:h>
      <text:p text:style-name="P11">Para la búsqueda de información se recurrió <text:span text:style-name="T23">a</text:span> <text:span text:style-name="T6">la </text:span>we<text:span text:style-name="T4">b, </text:span>la ayuda de alumnos y <text:span text:style-name="T6">la ayuda de </text:span>profesores de las asignaturas de <text:span text:style-name="T6">lengua</text:span>. </text:p>
      <text:p text:style-name="P12">Lo que nosotros creamos fue un juego, animación, o aventura gráfica <text:span text:style-name="T23">e</text:span>n donde contamos una historia y permitimos al receptor que tome algunas decisiones que afectarán el transcurso de <text:span text:style-name="T23">é</text:span>sta. <text:span text:style-name="T23">Para interactuar se puede utilizar el mouse, o en el caso de que se acceda desde un celular o tablet, por medio de toques en la pantalla. </text:span></text:p>
      <text:p text:style-name="P16"><text:span text:style-name="T3">Para acceder a la página del juego debemos ingresar a </text:span><text:a xlink:type="simple" xlink:href="http://martinber.github.io/eldilemadeunorigen/" text:style-name="Internet_20_link" text:visited-style-name="Visited_20_Internet_20_Link"><text:span text:style-name="T3">http://martinber.github.io/eldilemadeunorigen/</text:span></text:a></text:p>
      <text:p text:style-name="P13">También tenemos una página de facebook y un blog <text:span text:style-name="T14">que </text:span>se pueden acceder desde la página mencionada anteriormente. <text:span text:style-name="T14">Allí</text:span> podrá<text:span text:style-name="T23">n </text:span>ver cómo fuimos progresando en la creación.</text:p>
      <text:p text:style-name="P16"><text:span text:style-name="T6">Todos los recursos que utilizamos, tanto como las imágenes, los sonidos, la música y el código fuente está disponible públicamente en GitHub: </text:span><text:a xlink:type="simple" xlink:href="https://github.com/martinber/eldilemadeunorigen" text:style-name="Internet_20_link" text:visited-style-name="Visited_20_Internet_20_Link"><text:span text:style-name="T6">https://github.com/martinber/eldilemadeunorigen</text:span></text:a><text:span text:style-name="T6"> .</text:span></text:p>
      <text:p text:style-name="P15">Los dibujos utilizados en la animacion fueron realizados por nosotros, la musica <text:span text:style-name="T5">empleada en el juego fue obtenida de </text:span><text:a xlink:type="simple" xlink:href="http://c418.bandcamp.com/" text:style-name="Internet_20_link" text:visited-style-name="Visited_20_Internet_20_Link"><text:span text:style-name="Citation"><text:span text:style-name="T7">c418.bandcamp.com</text:span></text:span></text:a></text:p>
      <text:p text:style-name="P15"><text:span text:style-name="Citation"><text:span text:style-name="T8">El nombre que elegimos es "El Dilema de un Origen". "Dilema" porque en el transcurso de la historia deberemos tomar decisiones, y "Origen" porque trata sobre la herencia, las raíces.</text:span></text:span></text:p>
      <text:h text:style-name="Heading_20_3" text:outline-level="3"><text:soft-page-break/>Herramientas a utilizar:</text:h>
      <text:p text:style-name="P2">El lenguaje que utilizamos para hacer la aventura gráfica es Javascript, lo elegimos porque es un lenguaje que permite hacer aplicaciones web, y así poder usar el juego sin la necesidad de descargarlo. Otras ventajas que tiene el lenguaje:</text:p>
      <text:list xml:id="list7366146166725928594" text:style-name="L1">
        <text:list-item>
          <text:p text:style-name="P28">No es muy complejo</text:p>
        </text:list-item>
        <text:list-item>
          <text:p text:style-name="P28">Es ampliamente utilizado para este tipo de aplicaciones</text:p>
        </text:list-item>
        <text:list-item>
          <text:p text:style-name="P28">Hay mucha información sobre cómo usarlo</text:p>
        </text:list-item>
        <text:list-item>
          <text:p text:style-name="P28">Tiene muchas librerías, implementaciones, etc. <text:span text:style-name="T4">p</text:span>ara elegir</text:p>
        </text:list-item>
        <text:list-item>
          <text:p text:style-name="P28">No hace falta descargar nada para ejecutar las aplicaciones porque está incluido en todos los navegadores</text:p>
        </text:list-item>
      </text:list>
      <text:p text:style-name="P2">Otro lenguaje que podríamos haber utilizado es Java, <text:span text:style-name="T14">p</text:span>ero se necesita descargar Java para correr las aplicaciones, y las aplicaciones web son más complicadas de iniciar (antes de iniciarse muestran advertencias de seguridad, se necesita permitirlas, etc.). Otra herramienta que <text:span text:style-name="T4">también podríamos </text:span><text:s/>u<text:span text:style-name="T4">tilizar </text:span>porque es muy fácil de aprender es Game Maker pero es de pago si se quieren utilizar todas sus funciones.</text:p>
      <text:p text:style-name="P3"><text:span text:style-name="T1">B</text:span>uscamos algún tipo de framework o <text:span text:style-name="T1">base para Javascript que contiene todas las herramientas específicas para la creación de juegos y así simplificamos muchísimo la creación de la aventura gráfica.</text:span></text:p>
      <text:p text:style-name="P4">Hay inmensa cantidad de éstos, algunos que comparamos son:</text:p>
      <text:list xml:id="list6706025448995037641" text:style-name="L2">
        <text:list-item>
          <text:p text:style-name="P29">CreateJS</text:p>
        </text:list-item>
        <text:list-item>
          <text:p text:style-name="P29">Canvas Engine</text:p>
        </text:list-item>
        <text:list-item>
          <text:p text:style-name="P29">Phaser</text:p>
        </text:list-item>
        <text:list-item>
          <text:p text:style-name="P29">Project Avian</text:p>
        </text:list-item>
        <text:list-item>
          <text:p text:style-name="P29">pixi.js</text:p>
        </text:list-item>
      </text:list>
      <text:p text:style-name="P4">Al final nos decidimos por Phaser porque es muy popular y tiene gran cantidad de guías y tutoriales. Además es gratis y código libre.</text:p>
      <text:p text:style-name="P4">Los tutoriales que utilizamos son:</text:p>
      <text:p text:style-name="P4"><text:soft-page-break/><text:a xlink:type="simple" xlink:href="http://www.photonstorm.com/phaser/tutorial-making-your-first-phaser-game" text:style-name="Internet_20_link" text:visited-style-name="Visited_20_Internet_20_Link">http://www.photonstorm.com/phaser/tutorial-making-your-first-phaser-game</text:a></text:p>
      <text:p text:style-name="P4"><text:a xlink:type="simple" xlink:href="http://gamedolph.in/tutorials/setting-up-a-phaser-project/" text:style-name="Internet_20_link" text:visited-style-name="Visited_20_Internet_20_Link">http://gamedolph.in/tutorials/setting-up-a-phaser-project/</text:a></text:p>
      <text:p text:style-name="P5">Y además utilizamos una plantilla que viene con Phaser: <text:a xlink:type="simple" xlink:href="https://github.com/photonstorm/phaser/tree/master/resources/Project%20Templates/Basic" text:style-name="Internet_20_link" text:visited-style-name="Visited_20_Internet_20_Link"><text:span text:style-name="T2">https://github.com/photonstorm/phaser/tree/master/resources/Project%20Templates/Basic</text:span></text:a></text:p>
      <text:p text:style-name="P4">Como editor de texto utilizamos Kate, porque viene preinstalado en KDE (Linux), es fácil de usar y tiene muchas funciones.</text:p>
      <text:p text:style-name="P4">Para probar el juego utilizamos Firefox, <text:span text:style-name="T14">aunque también funciona en Chrome o cualquier navegador moderno</text:span></text:p>
      <text:p text:style-name="P6">Para realizar la fuente utilizamos la herramienta <text:a xlink:type="simple" xlink:href="http://www.myscriptfont.com/" text:style-name="Internet_20_link" text:visited-style-name="Visited_20_Internet_20_Link">www.myscriptfont.com</text:a> que <text:span text:style-name="T23">nos </text:span><text:s/>permite crear una fuente de computadora escaneando la forma en la que uno escribe a mano. Posteriormente convertimos la fuente generada en formato TTF a imagen y así poder utilizarla en el juego en <text:a xlink:type="simple" xlink:href="http://kvazars.com/littera/" text:style-name="Internet_20_link" text:visited-style-name="Visited_20_Internet_20_Link">http://kvazars.com/littera/</text:a> <text:s/></text:p>
      <text:p text:style-name="P7">Para maquetar la historia usamos mapas conceptuales, la herramienta que elegimos para realizarlos es CmapTools</text:p>
      <text:p text:style-name="P8">Para facilitar la programación usamos Git, que es un programa que maneja todos los cambios que le vamos haciendo al proyecto permitiendo volver a atr<text:span text:style-name="T23">á</text:span>s modificaciones realizadas en el proyecto, aprendi<text:span text:style-name="T14">mos</text:span> a usarlo usando este tutorial: <text:a xlink:type="simple" xlink:href="https://try.github.io/levels/1/challenges/1" text:style-name="Internet_20_link" text:visited-style-name="Visited_20_Internet_20_Link">https://try.github.io/levels/1/challenges/1</text:a></text:p>
      <text:p text:style-name="P8">Git es necesario para usar GitHub, que es una página en donde se pueden almacenar proyectos manejados con Git, crearles un sitio web, y además permite que todas las personas puedan ver el código fuente del proyecto. Usamos GitHub como servidor porque es gratis y permite que las personas vean el código</text:p>
      <text:p text:style-name="P14"><text:span text:style-name="T21">Para crear la pagina seguimos esta guía: </text:span><text:a xlink:type="simple" xlink:href="http://www.thinkful.com/learn/a-guide-to-using-github-pages/start/" text:style-name="Internet_20_link" text:visited-style-name="Visited_20_Internet_20_Link"><text:span text:style-name="T21">http://www.thinkful.com/learn/a-guide-to-using-github-pages/start/</text:span></text:a></text:p>
      <text:p text:style-name="Text_20_body"><text:span text:style-name="T16">Para la creación de nuestro blog, </text:span><text:span text:style-name="T17">tuvimos que primero crear una cuenta de Gmail para posteriormente poder utilizar el servicio Blogger</text:span><text:span text:style-name="T16">, en el sitio de</text:span><text:span text:style-name="T15"> </text:span><text:a xlink:type="simple" xlink:href="http://www.blogger.com/" text:style-name="Internet_20_link" text:visited-style-name="Visited_20_Internet_20_Link"><text:span text:style-name="T18">www.blogger.com</text:span></text:a><text:span text:style-name="T15">.</text:span></text:p>
      <text:p text:style-name="P31">De manera similar, para crear la página de Facebook primero necesitamos poseer una cuenta en este servicio.</text:p>
      <text:h text:style-name="P25" text:outline-level="1"><text:soft-page-break/><text:span text:style-name="T23">Conclusión:</text:span></text:h>
      <text:p text:style-name="P32">Para concluir, creemos que la creación de este juego, animación o aventura gráfica nos permite a través del uso de las nuevas tecnologías interactuar con una historia donde cada uno de los partic<text:span text:style-name="T24">i</text:span>pantes puede elegir los caminos a seguir, volver a jugar y obtener una historia diferente como si la vida fuera un juego. Y este juego involucra, en este caso, la herencia que nuestros padres nos aportan desde lo físico, material y espiritual.</text:p>
      <text:h text:style-name="Heading_20_1" text:outline-level="1">Bibliografía:</text:h>
      <text:list xml:id="list8485581463018890801" text:style-name="L3">
        <text:list-item>
          <text:p text:style-name="P35"><text:a xlink:type="simple" xlink:href="http://c418.bandcamp.com/" text:style-name="Internet_20_link" text:visited-style-name="Visited_20_Internet_20_Link"><text:span text:style-name="Citation"><text:span text:style-name="T7">c418.bandcamp.com</text:span></text:span></text:a></text:p>
        </text:list-item>
        <text:list-item>
          <text:p text:style-name="P30"><text:a xlink:type="simple" xlink:href="http://www.photonstorm.com/phaser/tutorial-making-your-first-phaser-game" text:style-name="Internet_20_link" text:visited-style-name="Visited_20_Internet_20_Link">http://www.photonstorm.com/phaser/tutorial-making-your-first-phaser-game</text:a></text:p>
        </text:list-item>
        <text:list-item>
          <text:p text:style-name="P30"><text:a xlink:type="simple" xlink:href="http://gamedolph.in/tutorials/setting-up-a-phaser-project/" text:style-name="Internet_20_link" text:visited-style-name="Visited_20_Internet_20_Link"><text:span text:style-name="Citation"><text:span text:style-name="T7">http://gamedolph.in/tutorials/setting-up-a-phaser-project/</text:span></text:span></text:a></text:p>
        </text:list-item>
        <text:list-item>
          <text:p text:style-name="P30"><text:a xlink:type="simple" xlink:href="https://github.com/photonstorm/phaser/tree/master/resources/Project%20Templates/Basic" text:style-name="Internet_20_link" text:visited-style-name="Visited_20_Internet_20_Link"><text:span text:style-name="Citation"><text:span text:style-name="T10">https://github.com/photonstorm/phaser/tree/master/resources/Project%20Templates/Basic</text:span></text:span></text:a></text:p>
        </text:list-item>
        <text:list-item>
          <text:p text:style-name="P36"><text:a xlink:type="simple" xlink:href="http://www.myscriptfont.com/" text:style-name="Internet_20_link" text:visited-style-name="Visited_20_Internet_20_Link"><text:span text:style-name="Citation"><text:span text:style-name="T7">www.myscriptfont.com</text:span></text:span></text:a></text:p>
        </text:list-item>
        <text:list-item>
          <text:p text:style-name="P36"><text:a xlink:type="simple" xlink:href="http://kvazars.com/littera/" text:style-name="Internet_20_link" text:visited-style-name="Visited_20_Internet_20_Link"><text:span text:style-name="Citation"><text:span text:style-name="T7">http://kvazars.com/littera/</text:span></text:span></text:a><text:span text:style-name="Citation"><text:span text:style-name="T7"> <text:s/></text:span></text:span></text:p>
        </text:list-item>
        <text:list-item>
          <text:p text:style-name="P37"><text:a xlink:type="simple" xlink:href="https://try.github.io/levels/1/challenges/1" text:style-name="Internet_20_link" text:visited-style-name="Visited_20_Internet_20_Link"><text:span text:style-name="Citation"><text:span text:style-name="T7">https://try.github.io/levels/1/challenges/1</text:span></text:span></text:a></text:p>
        </text:list-item>
        <text:list-item>
          <text:p text:style-name="P37"><text:a xlink:type="simple" xlink:href="http://www.thinkful.com/learn/a-guide-to-using-github-pages/start/" text:style-name="Internet_20_link" text:visited-style-name="Visited_20_Internet_20_Link"><text:span text:style-name="Citation"><text:span text:style-name="T13">http://www.thinkful.com/learn/a-guide-to-using-github-pages/start/</text:span></text:span></text:a></text:p>
        </text:list-item>
        <text:list-item>
          <text:p text:style-name="P37"><text:a xlink:type="simple" xlink:href="http://www.blogger.com/" text:style-name="Internet_20_link" text:visited-style-name="Visited_20_Internet_20_Link"><text:span text:style-name="Citation"><text:span text:style-name="T19">www.blogger.com</text:span></text:span></text:a></text:p>
        </text:list-item>
        <text:list-item>
          <text:p text:style-name="P37"><text:a xlink:type="simple" xlink:href="http://www.facebook.com/" text:style-name="Internet_20_link" text:visited-style-name="Visited_20_Internet_20_Link"><text:span text:style-name="Citation"><text:span text:style-name="T20">www.facebook.com</text:span></text:span></text:a></text:p>
        </text:list-item>
      </text:list>
      <text:h text:style-name="P24" text:outline-level="1">Índice:</text:h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Introducción</text:p>
          </table:table-cell>
          <table:table-cell table:style-name="Tabla1.A1" office:value-type="string">
            <text:p text:style-name="P22">1</text:p>
          </table:table-cell>
        </table:table-row>
        <table:table-row>
          <table:table-cell table:style-name="Tabla1.A2" office:value-type="string">
            <text:p text:style-name="P17">Desarrollo</text:p>
          </table:table-cell>
          <table:table-cell table:style-name="Tabla1.A2" office:value-type="string">
            <text:p text:style-name="P22">1</text:p>
          </table:table-cell>
        </table:table-row>
        <table:table-row>
          <table:table-cell table:style-name="Tabla1.A2" office:value-type="string">
            <text:p text:style-name="P33">Conclusión</text:p>
          </table:table-cell>
          <table:table-cell table:style-name="Tabla1.A2" office:value-type="string">
            <text:p text:style-name="P42">5</text:p>
          </table:table-cell>
        </table:table-row>
        <table:table-row>
          <table:table-cell table:style-name="Tabla1.A2" office:value-type="string">
            <text:p text:style-name="P33">Bibliografía</text:p>
          </table:table-cell>
          <table:table-cell table:style-name="Tabla1.A2" office:value-type="string">
            <text:p text:style-name="P42">5</text:p>
          </table:table-cell>
        </table:table-row>
      </table:table>
      <text:p text:style-name="P17"/>
      <text:p text:style-name="P17"/>
      <text:h text:style-name="P26" text:outline-level="1"><text:soft-page-break/>Anexo: Guión</text:h>
      <text:h text:style-name="Heading_20_3" text:outline-level="3">Escena1</text:h>
      <text:p text:style-name="Quotations">MA: Como te fue hoy en el colegio?</text:p>
      <text:p text:style-name="Quotations">E: Bien, conocí un montón de chicos nuevos</text:p>
      <text:p text:style-name="Quotations">E: Nos presentamos con los otros chicos para conocernos, la profe nos pidió de tarea que llevemos fotos de nosotros con la familia</text:p>
      <text:p text:style-name="Quotations">MA: [Nerviosa] Uuuuy, ¿Es obligación? ¿Para cuando es?</text:p>
      <text:p text:style-name="Quotations">E: Es para la semana que viene, ¿Pero lo podemos hacer ahora así ya está?</text:p>
      <text:p text:style-name="Quotations">MA: Ehhhhhh, esperá que venga papá así nos ayuda, lo hacemos esta tarde</text:p>
      <text:p text:style-name="Text_20_body">[Se pone en negro]</text:p>
      <text:h text:style-name="Heading_20_3" text:outline-level="3">Escena2</text:h>
      <text:p text:style-name="Text_20_body">Horas mas tarde.... [Llegan los dos juntos, Estefania esta chateando por celular]</text:p>
      <text:p text:style-name="Quotations">PA: Acá están las fotos</text:p>
      <text:p text:style-name="Quotations">E: Ahhhh, mira esa que tierna... no hay de cuando estás embarazada? Los otros chicos iban a llevar</text:p>
      <text:p text:style-name="Quotations">PA: Uy, creo que no hay...</text:p>
      <text:p text:style-name="Quotations">E: Que lastima, ahi me pongo a pegarlas, despues guardo las que sobren</text:p>
      <text:p text:style-name="Quotations">MA: Ah bueno, cualquier cosa avisanos</text:p>
      <text:p text:style-name="Text_20_body">[Se van, Se pone en negro]</text:p>
      <text:h text:style-name="Heading_20_3" text:outline-level="3">Escena3</text:h>
      <text:p text:style-name="Text_20_body">[Aparece en pasillo, debe guardar fotos sobrantes]</text:p>
      <text:p text:style-name="Text_20_body">[Hay varias puertas, si se elige puerta equivocada decir "Aquí no guardamos las fotos"]</text:p>
      <text:h text:style-name="Heading_20_3" text:outline-level="3">Escena4</text:h>
      <text:p text:style-name="Text_20_body">[Aparece en habitacion de madre, debe guardar foto]</text:p>
      <text:p text:style-name="Text_20_body">[Al guardar foto encuentra otra]</text:p>
      <text:p text:style-name="Quotations"><text:soft-page-break/>E: Y esta foto? Nunca la vi</text:p>
      <text:p text:style-name="Text_20_body">[Se muestra la foto en grande, dice "para Estefania"]</text:p>
      <text:p text:style-name="Text_20_body">[Estan los padres biologicos]</text:p>
      <text:p text:style-name="Quotations">E: No conozco a estas personas</text:p>
      <text:p text:style-name="Text_20_body"><text:span text:style-name="Strong_20_Emphasis">¿Preguntar sobre la foto a los padres? Si o no</text:span></text:p>
      <text:h text:style-name="Heading_20_2" text:outline-level="2">Si le pregunta a los padres</text:h>
      <text:h text:style-name="Heading_20_3" text:outline-level="3">Escena-1s-1</text:h>
      <text:p text:style-name="Text_20_body">[Aparece en cocina]</text:p>
      <text:p text:style-name="Quotations">PA: Son unos amigos nuestros, hace bastante que no los vemos</text:p>
      <text:p text:style-name="Quotations">E: .... [que nerviosos que se pusieron]</text:p>
      <text:p text:style-name="Quotations">E: Ah, si creo que una vez vinieron a visitarnos</text:p>
      <text:p text:style-name="Quotations">MA: Anda a guardarla</text:p>
      <text:p text:style-name="Text_20_body"><text:span text:style-name="Strong_20_Emphasis">¿Le tendria que preguntarle a mis abuelos? Si o no</text:span></text:p>
      <text:h text:style-name="Heading_20_2" text:outline-level="2">Si le pregunta a los abuelos</text:h>
      <text:h text:style-name="Heading_20_3" text:outline-level="3">Escena-2s-1</text:h>
      <text:p text:style-name="Text_20_body">[Aparece al frente, debe caminar a derecha]</text:p>
      <text:h text:style-name="Heading_20_3" text:outline-level="3">Escena-2s-2</text:h>
      <text:p text:style-name="Text_20_body">[Aparece en bosque, debe ir a derecha]</text:p>
      <text:h text:style-name="Heading_20_3" text:outline-level="3">Escena-2s-3</text:h>
      <text:p text:style-name="Text_20_body">[Aparece al frente de casa de abuelo, toca timbre]</text:p>
      <text:p text:style-name="Quotations">E: Hola abuelo</text:p>
      <text:p text:style-name="Quotations">A: Hola nena</text:p>
      <text:p text:style-name="Quotations">E: Recién encontré esta foto, ¿Quiénes son? Papá dice que son unos amigos pero es raro que tenga mi nombre</text:p>
      <text:p text:style-name="Quotations"><text:soft-page-break/>A: Lo que pasa es que... bueno, en realidad ellos...</text:p>
      <text:p text:style-name="Text_20_body">[Se va oscureciendo...]</text:p>
      <text:h text:style-name="Heading_20_3" text:outline-level="3">Escena-2s-4</text:h>
      <text:p text:style-name="Text_20_body">[Aparecen en living]</text:p>
      <text:p text:style-name="Quotations">E: Pero no le digas nada de que me lo dijiste, por ahora</text:p>
      <text:p text:style-name="Quotations">A: Pero ¿Por qué no lo hablás con ellos?</text:p>
      <text:p text:style-name="Quotations">E: No, no me animo</text:p>
      <text:p text:style-name="Quotations">E: Bueno, nos vemos</text:p>
      <text:p text:style-name="Quotations">A: Chau chiquita quedate tranquila y habla con tus papis</text:p>
      <text:h text:style-name="Heading_20_3" text:outline-level="3">Escena-2s-5</text:h>
      <text:p text:style-name="Text_20_body">[Aparece frente del abuelo, debe caminar a izquierda]</text:p>
      <text:h text:style-name="Heading_20_3" text:outline-level="3">Escena-2s-6</text:h>
      <text:p text:style-name="Text_20_body">[Aparece en cocina]</text:p>
      <text:p text:style-name="Quotations">E: Ya sé la verdad de esta foto</text:p>
      <text:p text:style-name="Quotations">Padres: ............</text:p>
      <text:p text:style-name="Text_20_body">[Se va oscureciendo]</text:p>
      <text:h text:style-name="Heading_20_3" text:outline-level="3">Escena-3-1</text:h>
      <text:p text:style-name="Quotations">E: Quiero conocerlos</text:p>
      <text:p text:style-name="Quotations">PA: Vamos....</text:p>
      <text:h text:style-name="Heading_20_3" text:outline-level="3">Escena-3-2</text:h>
      <text:p text:style-name="Text_20_body">[Aparecen al frente de casa de padres biologicos]</text:p>
      <text:p text:style-name="Quotations">PA: Hola... ¿Cómo están? Estefanía quiere conocerlos</text:p>
      <text:p text:style-name="Quotations">MB: Por favor pasen</text:p>
      <text:p text:style-name="Quotations">MB: Sientense, ahi traigo algo para tomar</text:p>
      <text:h text:style-name="Heading_20_3" text:outline-level="3"><text:soft-page-break/>Escena-3-3</text:h>
      <text:p text:style-name="Text_20_body">[Aparecen en living]</text:p>
      <text:p text:style-name="Quotations">PB: Bueno... la verdad es que nosotros nunca quisimos esto pero no podíamos cuidarte como te lo merecías</text:p>
      <text:p text:style-name="Quotations">E. Está bien, entiendo, pero... quiero saber un poco más sobre...</text:p>
      <text:p text:style-name="Text_20_body">[Se oscurece]</text:p>
      <text:p text:style-name="Text_20_body"><text:span text:style-name="Strong_20_Emphasis">Pregunta si ir con padres Si o No</text:span></text:p>
      <text:h text:style-name="Heading_20_2" text:outline-level="2">Si no le pregunta a los padres o a los abuelos</text:h>
      <text:h text:style-name="Heading_20_3" text:outline-level="3">Escena-n-1</text:h>
      <text:p text:style-name="Text_20_body">[Aparece en la cocina]</text:p>
      <text:p text:style-name="Text_20_body">Meses despues...</text:p>
      <text:p text:style-name="Quotations">E: Mama me dieron numeros del colegio para vender</text:p>
      <text:p text:style-name="Quotations">MA: Que se rifa hija? es para el dia de la madre? </text:p>
      <text:p text:style-name="Quotations">E: Se sortea una cartera, un ramo de flores y una caja de bombones. Salen $15 cada unos</text:p>
      <text:p text:style-name="Quotations">MA: Te compro 2 despues, anda a vender los demas</text:p>
      <text:p text:style-name="Quotations">E: Bueno, gracias. Voy a ir de los vecinos.</text:p>
      <text:h text:style-name="Heading_20_3" text:outline-level="3">Escena-n-2</text:h>
      <text:p text:style-name="Text_20_body">[Aparece frente de casa, debe ir a la derecha]</text:p>
      <text:h text:style-name="Heading_20_3" text:outline-level="3">Escena-n-3</text:h>
      <text:p text:style-name="Text_20_body">[Aparece al frente se casa de padres biologicos]</text:p>
      <text:p text:style-name="Quotations">E: Hola buen dia, queres comprar un numero para el dia de la madre?</text:p>
      <text:p text:style-name="Quotations">MB: Eh, si ya vengo</text:p>
      <text:p text:style-name="Quotations">E: Disculpe yo a usted la conozco de algun lado, ahora recuerdo tengo una foto suya en mi casa.</text:p>
      <text:p text:style-name="Quotations">MB: Creo que eso es imposible... perdoname, tengo la comida en el fuego, otro dia te <text:soft-page-break/>compro. Chau.</text:p>
      <text:h text:style-name="Heading_20_3" text:outline-level="3">Escena-n-4</text:h>
      <text:p text:style-name="Text_20_body">[Aparece en cocina]</text:p>
      <text:p text:style-name="Quotations">E: ¿Papa quien es la mujer que vive a 6 calles de aca? ¿Es la de esta foto?</text:p>
      <text:p text:style-name="Quotations">PA: Si, hija tengo que contarte algo sobre esta mujer.</text:p>
      <text:p text:style-name="Text_20_body">[Ir a Escena-3-1]</text:p>
      <text:h text:style-name="Heading_20_2" text:outline-level="2">Si se va a vivir con los padres</text:h>
      <text:h text:style-name="Heading_20_3" text:outline-level="3">Escena-4s-1</text:h>
      <text:p text:style-name="Text_20_body">[Aparecen en living]</text:p>
      <text:p text:style-name="Text_20_body">Unos meses despues...</text:p>
      <text:p text:style-name="Quotations">E: Yo los quiero mucho porque son mis padres biológicos, pero extraño mucho mi casa y a mis otros padres.</text:p>
      <text:p text:style-name="Quotations">PB: Esta bien Estefania, ¿Vos que queres hacer? </text:p>
      <text:p text:style-name="Quotations">E: Quiero volver con mis padres adoptivos</text:p>
      <text:h text:style-name="Heading_20_3" text:outline-level="3">Fin</text:h>
      <text:p text:style-name="Text_20_body">[Aparece la frase]</text:p>
      <text:h text:style-name="Heading_20_2" text:outline-level="2">Si no se va a vivir con los padres</text:h>
      <text:h text:style-name="Heading_20_3" text:outline-level="3">Fin</text:h>
      <text:p text:style-name="Text_20_body">[Aparece la frase]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6pt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-<text:page-number text:select-page="current">10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1M56S</meta:editing-duration>
    <meta:editing-cycles>36</meta:editing-cycles>
    <meta:generator>LibreOffice/4.3.2.2.0$Linux_X86_64 LibreOffice_project/430m0$Build-2</meta:generator>
    <dc:date>2014-10-15T12:32:07.973779095</dc:date>
    <meta:document-statistic meta:table-count="1" meta:image-count="0" meta:object-count="0" meta:page-count="10" meta:paragraph-count="177" meta:word-count="1608" meta:character-count="10084" meta:non-whitespace-character-count="8663"/>
    <meta:user-defined meta:name="Info 1"/>
    <meta:user-defined meta:name="Info 2"/>
    <meta:user-defined meta:name="Info 3"/>
    <meta:user-defined meta:name="Info 4"/>
  </office:meta>
</office:document-meta>
</file>